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189568944987" calcext:value-type="float">
            <text:p>99,62</text:p>
          </table:table-cell>
          <table:table-cell table:style-name="ce3" table:formula="of:=([.F2]/12597)*100" office:value-type="float" office:value="0.38104310550131" calcext:value-type="float">
            <text:p>0,38</text:p>
          </table:table-cell>
          <table:table-cell office:value-type="float" office:value="6240" calcext:value-type="float">
            <text:p>6240</text:p>
          </table:table-cell>
          <table:table-cell table:style-name="ce4" table:formula="of:=[.E18]+[.H18]" office:value-type="float" office:value="12549" calcext:value-type="float">
            <text:p>12549</text:p>
          </table:table-cell>
          <table:table-cell table:formula="of:=12597-[.E2]" office:value-type="float" office:value="48" calcext:value-type="float">
            <text:p>48</text:p>
          </table:table-cell>
          <table:table-cell office:value-type="float" office:value="120.02994585" calcext:value-type="float">
            <text:p>120,02994585</text:p>
          </table:table-cell>
          <table:table-cell office:value-type="float" office:value="12.1273641586" calcext:value-type="float">
            <text:p>12,127364158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9918234500278" calcext:value-type="float">
            <text:p>98,99</text:p>
          </table:table-cell>
          <table:table-cell table:style-name="ce3" table:formula="of:=([.F3]/12597)*100" office:value-type="float" office:value="1.00817654997222" calcext:value-type="float">
            <text:p>1,01</text:p>
          </table:table-cell>
          <table:table-cell office:value-type="float" office:value="4939" calcext:value-type="float">
            <text:p>4939</text:p>
          </table:table-cell>
          <table:table-cell table:style-name="ce4" table:formula="of:=[.E19]+[.H19]" office:value-type="float" office:value="12470" calcext:value-type="float">
            <text:p>12470</text:p>
          </table:table-cell>
          <table:table-cell table:formula="of:=12597-[.E3]" office:value-type="float" office:value="127" calcext:value-type="float">
            <text:p>127</text:p>
          </table:table-cell>
          <table:table-cell office:value-type="float" office:value="193.560207844" calcext:value-type="float">
            <text:p>193,560207844</text:p>
          </table:table-cell>
          <table:table-cell office:value-type="float" office:value="9.63368797302" calcext:value-type="float">
            <text:p>9,63368797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14217670874" calcext:value-type="float">
            <text:p>99,71</text:p>
          </table:table-cell>
          <table:table-cell table:style-name="ce3" table:formula="of:=([.F4]/12597)*100" office:value-type="float" office:value="0.285782329125982" calcext:value-type="float">
            <text:p>0,29</text:p>
          </table:table-cell>
          <table:table-cell office:value-type="float" office:value="7016" calcext:value-type="float">
            <text:p>7016</text:p>
          </table:table-cell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260.627724171" calcext:value-type="float">
            <text:p>260,627724171</text:p>
          </table:table-cell>
          <table:table-cell office:value-type="float" office:value="13.6848180294" calcext:value-type="float">
            <text:p>13,684818029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2061601968723" calcext:value-type="float">
            <text:p>99,21</text:p>
          </table:table-cell>
          <table:table-cell table:style-name="ce3" table:formula="of:=([.F5]/12597)*100" office:value-type="float" office:value="0.793839803127729" calcext:value-type="float">
            <text:p>0,79</text:p>
          </table:table-cell>
          <table:table-cell office:value-type="float" office:value="3167" calcext:value-type="float">
            <text:p>3167</text:p>
          </table:table-cell>
          <table:table-cell table:style-name="ce4" table:formula="of:=[.E21]+[.H21]" office:value-type="float" office:value="12497" calcext:value-type="float">
            <text:p>12497</text:p>
          </table:table-cell>
          <table:table-cell table:formula="of:=12597-[.E5]" office:value-type="float" office:value="100" calcext:value-type="float">
            <text:p>100</text:p>
          </table:table-cell>
          <table:table-cell office:value-type="float" office:value="168.320821047" calcext:value-type="float">
            <text:p>168,320821047</text:p>
          </table:table-cell>
          <table:table-cell office:value-type="float" office:value="5.15092468262" calcext:value-type="float">
            <text:p>5,150924682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189568944987" calcext:value-type="float">
            <text:p>99,62</text:p>
          </table:table-cell>
          <table:table-cell table:style-name="ce3" table:formula="of:=([.F6]/12597)*100" office:value-type="float" office:value="0.38104310550131" calcext:value-type="float">
            <text:p>0,38</text:p>
          </table:table-cell>
          <table:table-cell office:value-type="float" office:value="4110" calcext:value-type="float">
            <text:p>4110</text:p>
          </table:table-cell>
          <table:table-cell table:style-name="ce4" table:formula="of:=[.E22]+[.H22]" office:value-type="float" office:value="12549" calcext:value-type="float">
            <text:p>12549</text:p>
          </table:table-cell>
          <table:table-cell table:formula="of:=12597-[.E6]" office:value-type="float" office:value="48" calcext:value-type="float">
            <text:p>48</text:p>
          </table:table-cell>
          <table:table-cell office:value-type="float" office:value="303.283941031" calcext:value-type="float">
            <text:p>303,283941031</text:p>
          </table:table-cell>
          <table:table-cell office:value-type="float" office:value="7.59823513031" calcext:value-type="float">
            <text:p>7,598235130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4046201476542" calcext:value-type="float">
            <text:p>99,40</text:p>
          </table:table-cell>
          <table:table-cell table:style-name="ce3" table:formula="of:=([.F7]/12597)*100" office:value-type="float" office:value="0.595379852345797" calcext:value-type="float">
            <text:p>0,60</text:p>
          </table:table-cell>
          <table:table-cell office:value-type="float" office:value="3108" calcext:value-type="float">
            <text:p>3108</text:p>
          </table:table-cell>
          <table:table-cell table:style-name="ce4" table:formula="of:=[.E23]+[.H23]" office:value-type="float" office:value="12522" calcext:value-type="float">
            <text:p>12522</text:p>
          </table:table-cell>
          <table:table-cell table:formula="of:=12597-[.E7]" office:value-type="float" office:value="75" calcext:value-type="float">
            <text:p>75</text:p>
          </table:table-cell>
          <table:table-cell office:value-type="float" office:value="199.601758003" calcext:value-type="float">
            <text:p>199,601758003</text:p>
          </table:table-cell>
          <table:table-cell office:value-type="float" office:value="5.06742286682" calcext:value-type="float">
            <text:p>5,067422866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8886242756212" calcext:value-type="float">
            <text:p>98,89</text:p>
          </table:table-cell>
          <table:table-cell table:style-name="ce3" table:formula="of:=([.F8]/12597)*100" office:value-type="float" office:value="1.11137572437882" calcext:value-type="float">
            <text:p>1,11</text:p>
          </table:table-cell>
          <table:table-cell office:value-type="float" office:value="4763" calcext:value-type="float">
            <text:p>4763</text:p>
          </table:table-cell>
          <table:table-cell table:style-name="ce4" table:formula="of:=[.E24]+[.H24]" office:value-type="float" office:value="12457" calcext:value-type="float">
            <text:p>12457</text:p>
          </table:table-cell>
          <table:table-cell table:formula="of:=12597-[.E8]" office:value-type="float" office:value="140" calcext:value-type="float">
            <text:p>140</text:p>
          </table:table-cell>
          <table:table-cell office:value-type="float" office:value="143.506291866" calcext:value-type="float">
            <text:p>143,506291866</text:p>
          </table:table-cell>
          <table:table-cell office:value-type="float" office:value="8.76728081703" calcext:value-type="float">
            <text:p>8,76728081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204969437168" calcext:value-type="float">
            <text:p>99,42</text:p>
          </table:table-cell>
          <table:table-cell table:style-name="ce3" table:formula="of:=([.F9]/12597)*100" office:value-type="float" office:value="0.579503056283242" calcext:value-type="float">
            <text:p>0,58</text:p>
          </table:table-cell>
          <table:table-cell office:value-type="float" office:value="4187" calcext:value-type="float">
            <text:p>4187</text:p>
          </table:table-cell>
          <table:table-cell table:style-name="ce4" table:formula="of:=[.E25]+[.H25]" office:value-type="float" office:value="12524" calcext:value-type="float">
            <text:p>12524</text:p>
          </table:table-cell>
          <table:table-cell table:formula="of:=12597-[.E9]" office:value-type="float" office:value="73" calcext:value-type="float">
            <text:p>73</text:p>
          </table:table-cell>
          <table:table-cell office:value-type="float" office:value="261.554033995" calcext:value-type="float">
            <text:p>261,554033995</text:p>
          </table:table-cell>
          <table:table-cell office:value-type="float" office:value="7.73884892464" calcext:value-type="float">
            <text:p>7,738848924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110184964674" calcext:value-type="float">
            <text:p>99,61</text:p>
          </table:table-cell>
          <table:table-cell table:style-name="ce3" table:formula="of:=([.F10]/12597)*100" office:value-type="float" office:value="0.388981503532587" calcext:value-type="float">
            <text:p>0,39</text:p>
          </table:table-cell>
          <table:table-cell office:value-type="float" office:value="7667" calcext:value-type="float">
            <text:p>7667</text:p>
          </table:table-cell>
          <table:table-cell table:style-name="ce4" table:formula="of:=[.E26]+[.H26]" office:value-type="float" office:value="12548" calcext:value-type="float">
            <text:p>12548</text:p>
          </table:table-cell>
          <table:table-cell table:formula="of:=12597-[.E10]" office:value-type="float" office:value="49" calcext:value-type="float">
            <text:p>49</text:p>
          </table:table-cell>
          <table:table-cell office:value-type="float" office:value="338.212162971" calcext:value-type="float">
            <text:p>338,212162971</text:p>
          </table:table-cell>
          <table:table-cell office:value-type="float" office:value="15.2106661797" calcext:value-type="float">
            <text:p>15,210666179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5951417004049" calcext:value-type="float">
            <text:p>99,60</text:p>
          </table:table-cell>
          <table:table-cell table:style-name="ce3" table:formula="of:=([.F11]/12597)*100" office:value-type="float" office:value="0.404858299595142" calcext:value-type="float">
            <text:p>0,40</text:p>
          </table:table-cell>
          <table:table-cell office:value-type="float" office:value="3158" calcext:value-type="float">
            <text:p>3158</text:p>
          </table:table-cell>
          <table:table-cell table:style-name="ce4" table:formula="of:=[.E27]+[.H27]" office:value-type="float" office:value="12546" calcext:value-type="float">
            <text:p>12546</text:p>
          </table:table-cell>
          <table:table-cell table:formula="of:=12597-[.E11]" office:value-type="float" office:value="51" calcext:value-type="float">
            <text:p>51</text:p>
          </table:table-cell>
          <table:table-cell office:value-type="float" office:value="224.057422876" calcext:value-type="float">
            <text:p>224,057422876</text:p>
          </table:table-cell>
          <table:table-cell office:value-type="float" office:value="5.17562222481" calcext:value-type="float">
            <text:p>5,175622224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070016670636" calcext:value-type="float">
            <text:p>99,4070016671</text:p>
          </table:table-cell>
          <table:table-cell table:formula="of:=AVERAGE([.C2:.C11])" office:value-type="float" office:value="0.592998332936413" calcext:value-type="float">
            <text:p>0,5929983329</text:p>
          </table:table-cell>
          <table:table-cell table:formula="of:=SUM([.D2:.D11])/10" office:value-type="float" office:value="4835.5" calcext:value-type="float">
            <text:p>4835,5</text:p>
          </table:table-cell>
          <table:table-cell table:formula="of:=AVERAGE([.E2:.E11])" office:value-type="float" office:value="12522.3" calcext:value-type="float">
            <text:p>12522,3</text:p>
          </table:table-cell>
          <table:table-cell table:formula="of:=AVERAGE([.F2:.F11])" office:value-type="float" office:value="74.7" calcext:value-type="float">
            <text:p>74,7</text:p>
          </table:table-cell>
          <table:table-cell table:formula="of:=SUM([.G2:.G11])/10" office:value-type="float" office:value="221.2754309654" calcext:value-type="float">
            <text:p>221,2754309654</text:p>
          </table:table-cell>
          <table:table-cell table:formula="of:=SUM([.H2:.H11])/10" office:value-type="float" office:value="9.015487098695" calcext:value-type="float">
            <text:p>9,015487098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83861236802413" calcext:value-type="float">
            <text:p>0,383861236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3.3" calcext:value-type="float">
            <text:p>5803,3</text:p>
          </table:table-cell>
          <table:table-cell table:formula="of:=AVERAGE([.G18:.G27])" office:value-type="float" office:value="59.4" calcext:value-type="float">
            <text:p>59,4</text:p>
          </table:table-cell>
          <table:table-cell/>
          <table:table-cell office:value-type="float" office:value="5751" calcext:value-type="float">
            <text:p>575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12597-SUM([.E18:.G18])" office:value-type="float" office:value="6798" calcext:value-type="float">
            <text:p>679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.3" calcext:value-type="float">
            <text:p>15,3</text:p>
          </table:table-cell>
          <table:table-cell table:formula="of:=AVERAGE([.H18:.H27])" office:value-type="float" office:value="6719" calcext:value-type="float">
            <text:p>6719</text:p>
          </table:table-cell>
          <table:table-cell/>
          <table:table-cell office:value-type="float" office:value="5774" calcext:value-type="float">
            <text:p>5774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table:formula="of:=12597-SUM([.E19:.G19])" office:value-type="float" office:value="6696" calcext:value-type="float">
            <text:p>669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7" calcext:value-type="float">
            <text:p>583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724" calcext:value-type="float">
            <text:p>672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3.3" calcext:value-type="float">
            <text:p>5803,3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12597-SUM([.E21:.G21])" office:value-type="float" office:value="6748" calcext:value-type="float">
            <text:p>67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.3" calcext:value-type="float">
            <text:p>15,3</text:p>
          </table:table-cell>
          <table:table-cell table:number-columns-repeated="2"/>
          <table:table-cell office:value-type="float" office:value="5752" calcext:value-type="float">
            <text:p>575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12597-SUM([.E22:.G22])" office:value-type="float" office:value="6797" calcext:value-type="float">
            <text:p>67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9.4" calcext:value-type="float">
            <text:p>59,4</text:p>
          </table:table-cell>
          <table:table-cell table:number-columns-repeated="2"/>
          <table:table-cell office:value-type="float" office:value="5874" calcext:value-type="float">
            <text:p>5874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formula="of:=12597-SUM([.E23:.G23])" office:value-type="float" office:value="6648" calcext:value-type="float">
            <text:p>664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9" calcext:value-type="float">
            <text:p>6719</text:p>
          </table:table-cell>
          <table:table-cell table:number-columns-repeated="2"/>
          <table:table-cell office:value-type="float" office:value="5739" calcext:value-type="float">
            <text:p>5739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table:formula="of:=12597-SUM([.E24:.G24])" office:value-type="float" office:value="6718" calcext:value-type="float">
            <text:p>671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35" calcext:value-type="float">
            <text:p>593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formula="of:=12597-SUM([.E25:.G25])" office:value-type="float" office:value="6589" calcext:value-type="float">
            <text:p>658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0" calcext:value-type="float">
            <text:p>585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12597-SUM([.E26:.G26])" office:value-type="float" office:value="6698" calcext:value-type="float">
            <text:p>669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2" calcext:value-type="float">
            <text:p>577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formula="of:=12597-SUM([.E27:.G27])" office:value-type="float" office:value="6774" calcext:value-type="float">
            <text:p>677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4070016670636" calcext:value-type="float">
            <text:p>0,9940700167</text:p>
          </table:table-cell>
          <table:table-cell table:number-columns-repeated="2"/>
          <table:table-cell table:formula="of:=SUM([.E18:.E27])/10" office:value-type="float" office:value="5803.3" calcext:value-type="float">
            <text:p>5803,3</text:p>
          </table:table-cell>
          <table:table-cell table:formula="of:=SUM([.F18:.F27])/10" office:value-type="float" office:value="15.3" calcext:value-type="float">
            <text:p>15,3</text:p>
          </table:table-cell>
          <table:table-cell table:formula="of:=SUM([.G18:.G27])/10" office:value-type="float" office:value="59.4" calcext:value-type="float">
            <text:p>59,4</text:p>
          </table:table-cell>
          <table:table-cell table:formula="of:=SUM([.H18:.H27])/10" office:value-type="float" office:value="6719" calcext:value-type="float">
            <text:p>671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592998332936413" calcext:value-type="float">
            <text:p>0,0059299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868149487438" calcext:value-type="float">
            <text:p>0,9898681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728048943468" calcext:value-type="float">
            <text:p>0,99772804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09:11.9504969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5S</meta:editing-duration>
    <meta:editing-cycles>10</meta:editing-cycles>
    <meta:generator>LibreOffice/5.1.6.2$Linux_X86_64 LibreOffice_project/10m0$Build-2</meta:generator>
    <dc:date>2018-01-21T18:10:13.358068909</dc:date>
    <meta:document-statistic meta:table-count="1" meta:cell-count="177" meta:object-count="0"/>
  </office:meta>
</office:document-meta>
</file>